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90ba8" officeooo:paragraph-rsid="00190ba8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fo:font-weight="normal" officeooo:rsid="00190ba8" officeooo:paragraph-rsid="00190ba8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2</text:p>
      <text:p text:style-name="P1"/>
      <text:p text:style-name="P1">Create a table employees as below:</text:p>
      <text:p text:style-name="P1">+------+--------+------------+--------+</text:p>
      <text:p text:style-name="P1">| eid | name | experience | salary |</text:p>
      <text:p text:style-name="P1">+------+--------+------------+--------+</text:p>
      <text:p text:style-name="P1">| 101 | Vijay | 12 | 56000 |</text:p>
      <text:p text:style-name="P1">| 103 | Rani | 0 | 14000 |</text:p>
      <text:p text:style-name="P1">| 104 | Ramesh | 6 | 45000 |</text:p>
      <text:p text:style-name="P1">| 105 | Anil | 5 | 34600 |</text:p>
      <text:p text:style-name="P1">| 107 | Akash | 14 | 67800 |</text:p>
      <text:p text:style-name="P1">| 108 | Priya | 7 | 60000 |</text:p>
      <text:p text:style-name="P1">+------+--------+------------+--------+</text:p>
      <text:p text:style-name="P1">Create a cursor to copy the data from this table to another table named emp with</text:p>
      <text:p text:style-name="P1">contains eid, name and salary only. The salary copied should be like 56K, 14K, 45K</text:p>
      <text:p text:style-name="P1">34K onwards. The names on employees copied should be in upper case only.</text:p>
      <text:p text:style-name="P1"/>
      <text:p text:style-name="P1"/>
      <text:p text:style-name="P2">mysql&gt; select * from employee;</text:p>
      <text:p text:style-name="P2">+------+---------+--------+------------+------+------------+</text:p>
      <text:p text:style-name="P2">| id <text:s text:c="2"/>| name <text:s text:c="3"/>| salary | department | age <text:s/>| experience |</text:p>
      <text:p text:style-name="P2">+------+---------+--------+------------+------+------------+</text:p>
      <text:p text:style-name="P2">| <text:s text:c="3"/>1 | Rohini <text:s/>| <text:s/>50000 | Dev <text:s text:c="7"/>| <text:s text:c="2"/>21 | <text:s text:c="9"/>5 |</text:p>
      <text:p text:style-name="P2">| <text:s text:c="3"/>2 | Rohan <text:s text:c="2"/>| <text:s/>98000 | Sdev <text:s text:c="6"/>| <text:s text:c="2"/>21 | <text:s text:c="9"/>9 |</text:p>
      <text:p text:style-name="P2">| <text:s text:c="3"/>3 | Shubham | <text:s/>70000 | Dev <text:s text:c="7"/>| <text:s text:c="2"/>22 | <text:s text:c="9"/>2 |</text:p>
      <text:p text:style-name="P2">| <text:s text:c="3"/>4 | Sanhita | <text:s/>40000 | Sdev <text:s text:c="6"/>| <text:s text:c="2"/>21 | <text:s text:c="9"/>3 |</text:p>
      <text:p text:style-name="P2">| <text:s text:c="3"/>5 | Ram <text:s text:c="4"/>| <text:s/>35000 | Dev <text:s text:c="7"/>| <text:s text:c="2"/>22 | <text:s text:c="9"/>1 |</text:p>
      <text:p text:style-name="P2">| <text:s text:c="3"/>6 | Sham <text:s text:c="3"/>| <text:s/>32000 | Sdev <text:s text:c="6"/>| <text:s text:c="2"/>21 | <text:s text:c="8"/>10 |</text:p>
      <text:p text:style-name="P2">+------+---------+--------+------------+------+------------+</text:p>
      <text:p text:style-name="P2">6 rows in set (0.00 sec)</text:p>
      <text:p text:style-name="P2"/>
      <text:p text:style-name="P2"/>
      <text:p text:style-name="P2">mysql&gt; create table emp(id int,name varchar(20),salary int);</text:p>
      <text:p text:style-name="P2">Query OK, 0 rows affected (0.02 sec)</text:p>
      <text:p text:style-name="P2"/>
      <text:p text:style-name="P2"/>
      <text:p text:style-name="P2">mysql&gt; delimiter &amp;&amp; </text:p>
      <text:p text:style-name="P2">mysql&gt; create procedure mycursor()</text:p>
      <text:p text:style-name="P2"><text:s text:c="4"/>-&gt; begin</text:p>
      <text:p text:style-name="P2"><text:s text:c="4"/>-&gt; </text:p>
      <text:p text:style-name="P2"><text:s text:c="4"/>-&gt; declare r int;</text:p>
      <text:p text:style-name="P2"><text:s text:c="4"/>-&gt; declare n varchar(20);</text:p>
      <text:p text:style-name="P2"><text:soft-page-break/><text:s text:c="4"/>-&gt; declare m varchar(20);</text:p>
      <text:p text:style-name="P2"><text:s text:c="4"/>-&gt; declare done int default 0;</text:p>
      <text:p text:style-name="P2"><text:s text:c="4"/>-&gt; </text:p>
      <text:p text:style-name="P2"><text:s text:c="4"/>-&gt; </text:p>
      <text:p text:style-name="P2"><text:s text:c="4"/>-&gt; declare cur1 cursor for select id,ucase(name),concat(salary/1000,'k') from employee;</text:p>
      <text:p text:style-name="P2"><text:s text:c="4"/>-&gt; </text:p>
      <text:p text:style-name="P2"><text:s text:c="4"/>-&gt; declare continue handler for not found set done=1;</text:p>
      <text:p text:style-name="P2"><text:s text:c="4"/>-&gt; </text:p>
      <text:p text:style-name="P2"><text:s text:c="4"/>-&gt; open cur1;</text:p>
      <text:p text:style-name="P2"><text:s text:c="4"/>-&gt; myloop:loop</text:p>
      <text:p text:style-name="P2"><text:s text:c="4"/>-&gt; fetch cur1 into r,n,m;</text:p>
      <text:p text:style-name="P2"><text:s text:c="4"/>-&gt; if done=1 then leave myloop;</text:p>
      <text:p text:style-name="P2"><text:s text:c="4"/>-&gt; end if;</text:p>
      <text:p text:style-name="P2"><text:s text:c="4"/>-&gt; insert into emp values(r,n,m);</text:p>
      <text:p text:style-name="P2"><text:s text:c="4"/>-&gt; end loop;</text:p>
      <text:p text:style-name="P2"><text:s text:c="4"/>-&gt; close cur1;</text:p>
      <text:p text:style-name="P2"><text:s text:c="4"/>-&gt; end&amp;&amp;</text:p>
      <text:p text:style-name="P2">Query OK, 0 rows affected (0.01 sec)</text:p>
      <text:p text:style-name="P2"/>
      <text:p text:style-name="P2">mysql&gt; delimiter ;</text:p>
      <text:p text:style-name="P2">mysql&gt; call mycursor;</text:p>
      <text:p text:style-name="P2">Query OK, 0 rows affected (0.02 sec)</text:p>
      <text:p text:style-name="P2"/>
      <text:p text:style-name="P2">mysql&gt; select * from emp;</text:p>
      <text:p text:style-name="P2">+------+---------+--------+</text:p>
      <text:p text:style-name="P2">| id <text:s text:c="2"/>| name <text:s text:c="3"/>| salary |</text:p>
      <text:p text:style-name="P2">+------+---------+--------+</text:p>
      <text:p text:style-name="P2">| <text:s text:c="3"/>1 | ROHINI <text:s/>| 50k <text:s text:c="3"/>|</text:p>
      <text:p text:style-name="P2">| <text:s text:c="3"/>2 | ROHAN <text:s text:c="2"/>| 98k <text:s text:c="3"/>|</text:p>
      <text:p text:style-name="P2">| <text:s text:c="3"/>3 | SHUBHAM | 70k <text:s text:c="3"/>|</text:p>
      <text:p text:style-name="P2">| <text:s text:c="3"/>4 | SANHITA | 40k <text:s text:c="3"/>|</text:p>
      <text:p text:style-name="P2">| <text:s text:c="3"/>5 | RAM <text:s text:c="4"/>| 35k <text:s text:c="3"/>|</text:p>
      <text:p text:style-name="P2">| <text:s text:c="3"/>6 | SHAM <text:s text:c="3"/>| 32k <text:s text:c="3"/>|</text:p>
      <text:p text:style-name="P2">+------+---------+--------+</text:p>
      <text:p text:style-name="P2">6 rows in set (0.00 sec)</text:p>
      <text:p text:style-name="P2"/>
      <text:p text:style-name="P2">mysql&gt;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00:49:06.901442099</meta:creation-date>
    <dc:date>2024-05-01T00:52:46.287530573</dc:date>
    <meta:editing-duration>PT3M3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69" meta:word-count="442" meta:character-count="2342" meta:non-whitespace-character-count="1722"/>
  </office:meta>
</office:document-meta>
</file>